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ba773" officeooo:paragraph-rsid="000ba773"/>
    </style:style>
    <style:style style:name="P2" style:family="paragraph" style:parent-style-name="Standard">
      <style:text-properties fo:font-size="18pt" fo:font-weight="bold" officeooo:rsid="000ba773" officeooo:paragraph-rsid="000ba773" style:font-size-asian="18pt" style:font-weight-asian="bold" style:font-size-complex="18pt" style:font-weight-complex="bold"/>
    </style:style>
    <style:style style:name="P3" style:family="paragraph" style:parent-style-name="Standard" style:list-style-name="L1"/>
    <style:style style:name="P4" style:family="paragraph" style:parent-style-name="Standard" style:list-style-name="List_20_1">
      <style:text-properties officeooo:rsid="000ba773" officeooo:paragraph-rsid="000ba773"/>
    </style:style>
    <style:style style:name="P5" style:family="paragraph" style:parent-style-name="Standard" style:list-style-name="List_20_1">
      <style:text-properties officeooo:rsid="00116027" officeooo:paragraph-rsid="00116027"/>
    </style:style>
    <style:style style:name="P6" style:family="paragraph" style:parent-style-name="Text_20_body" style:list-style-name="List_20_1">
      <style:text-properties officeooo:paragraph-rsid="000ba773"/>
    </style:style>
    <style:style style:name="P7" style:family="paragraph" style:parent-style-name="Text_20_body" style:list-style-name="List_20_1">
      <style:text-properties officeooo:paragraph-rsid="00117d07"/>
    </style:style>
    <style:style style:name="P8" style:family="paragraph" style:parent-style-name="Text_20_body" style:list-style-name="List_20_1">
      <style:text-properties officeooo:rsid="000ba773" officeooo:paragraph-rsid="000ba773"/>
    </style:style>
    <style:style style:name="P9" style:family="paragraph" style:parent-style-name="Text_20_body" style:list-style-name="List_20_1">
      <style:text-properties officeooo:rsid="00117d07" officeooo:paragraph-rsid="000ba77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651197290" text:style-name="L1">
        <text:list-item>
          <text:p text:style-name="P3"><text:a xlink:type="simple" xlink:href="https://towardsdatascience.com/evolution-of-object-detection-and-localization-algorithms-e241021d8bad" text:style-name="Internet_20_link" text:visited-style-name="Visited_20_Internet_20_Link">https://towardsdatascience.com/evolution-of-object-detection-and-localization-algorithms-e241021d8bad</text:a></text:p>
          <text:p text:style-name="P3"/>
        </text:list-item>
        <text:list-item>
          <text:p text:style-name="P3"><text:a xlink:type="simple" xlink:href="https://medium.com/stanford-ai-for-healthcare/dont-just-scan-this-deep-learning-techniques-for-mri-52610e9b7a85" text:style-name="Internet_20_link" text:visited-style-name="Visited_20_Internet_20_Link">https://medium.com/stanford-ai-for-healthcare/dont-just-scan-this-deep-learning-techniques-for-mri-52610e9b7a85</text:a></text:p>
          <text:p text:style-name="P3"/>
        </text:list-item>
        <text:list-item>
          <text:p text:style-name="P3"><text:a xlink:type="simple" xlink:href="https://medium.com/@jonathan_hui/object-detection-speed-and-accuracy-comparison-faster-r-cnn-r-fcn-ssd-and-yolo-5425656ae359" text:style-name="Internet_20_link" text:visited-style-name="Visited_20_Internet_20_Link">https://medium.com/@jonathan_hui/object-detection-speed-and-accuracy-comparison-faster-r-cnn-r-fcn-ssd-and-yolo-5425656ae359</text:a></text:p>
          <text:p text:style-name="P3"/>
        </text:list-item>
        <text:list-item>
          <text:p text:style-name="P3"><text:a xlink:type="simple" xlink:href="https://medium.com/@nainaakash012/efficientdet-scalable-and-efficient-object-detection-ea05ccd28427" text:style-name="Internet_20_link" text:visited-style-name="Visited_20_Internet_20_Link">https://medium.com/@nainaakash012/efficientdet-scalable-and-efficient-object-detection-ea05ccd28427</text:a></text:p>
          <text:p text:style-name="P3"/>
        </text:list-item>
        <text:list-item>
          <text:p text:style-name="P3"><text:a xlink:type="simple" xlink:href="https://towardsdatascience.com/chest-x-rays-pneumonia-detection-using-convolutional-neural-network-63d6ec2d1dee" text:style-name="Internet_20_link" text:visited-style-name="Visited_20_Internet_20_Link">https://towardsdatascience.com/chest-x-rays-pneumonia-detection-using-convolutional-neural-network-63d6ec2d1dee</text:a></text:p>
          <text:p text:style-name="P3"/>
        </text:list-item>
        <text:list-item>
          <text:p text:style-name="P3"><text:a xlink:type="simple" xlink:href="https://towardsdatascience.com/deep-learning-architectures-for-action-recognition-83e5061ddf90" text:style-name="Internet_20_link" text:visited-style-name="Visited_20_Internet_20_Link">https://towardsdatascience.com/deep-learning-architectures-for-action-recognition-83e5061ddf90</text:a></text:p>
          <text:p text:style-name="P3"/>
        </text:list-item>
        <text:list-item>
          <text:p text:style-name="P3"><text:a xlink:type="simple" xlink:href="https://towardsdatascience.com/image-captioning-with-keras-teaching-computers-to-describe-pictures-c88a46a311b8" text:style-name="Internet_20_link" text:visited-style-name="Visited_20_Internet_20_Link">https://towardsdatascience.com/image-captioning-with-keras-teaching-computers-to-describe-pictures-c88a46a311b8</text:a></text:p>
          <text:p text:style-name="P3"/>
        </text:list-item>
        <text:list-item>
          <text:p text:style-name="P3"><text:a xlink:type="simple" xlink:href="https://towardsdatascience.com/yolo-v5-is-here-b668ce2a4908" text:style-name="Internet_20_link" text:visited-style-name="Visited_20_Internet_20_Link">https://towardsdatascience.com/yolo-v5-is-here-b668ce2a4908</text:a></text:p>
          <text:p text:style-name="P3"/>
        </text:list-item>
        <text:list-item>
          <text:p text:style-name="P3"><text:a xlink:type="simple" xlink:href="https://www.tensorflow.org/tutorials/distribute/keras" text:style-name="Internet_20_link" text:visited-style-name="Visited_20_Internet_20_Link">https://www.tensorflow.org/tutorials/distribute/keras</text:a></text:p>
          <text:p text:style-name="P3"/>
        </text:list-item>
        <text:list-item>
          <text:p text:style-name="P3"><text:a xlink:type="simple" xlink:href="https://towardsdatascience.com/distributed-training-in-tf-keras-with-w-b-ccf021f9322e" text:style-name="Internet_20_link" text:visited-style-name="Visited_20_Internet_20_Link">https://towardsdatascience.com/distributed-training-in-tf-keras-with-w-b-ccf021f9322e</text:a></text:p>
          <text:p text:style-name="P3"/>
        </text:list-item>
        <text:list-item>
          <text:p text:style-name="P3"><text:a xlink:type="simple" xlink:href="https://huggingface.co/" text:style-name="Internet_20_link" text:visited-style-name="Visited_20_Internet_20_Link">https://huggingface.co/</text:a></text:p>
          <text:p text:style-name="P3"/>
        </text:list-item>
        <text:list-item>
          <text:p text:style-name="P3"><text:a xlink:type="simple" xlink:href="https://www.wandb.com/" text:style-name="Internet_20_link" text:visited-style-name="Visited_20_Internet_20_Link">https://www.wandb.com/</text:a></text:p>
        </text:list-item>
      </text:list>
      <text:p text:style-name="Standard"/>
      <text:p text:style-name="P2">Extending Speaker Recognition to authentication:</text:p>
      <text:p text:style-name="P1"/>
      <text:list xml:id="list1658756701" text:style-name="List_20_1">
        <text:list-item>
          <text:p text:style-name="P4">You Only Speak Once</text:p>
        </text:list-item>
      </text:list>
      <text:p text:style-name="P1"><text:s text:c="4"/><text:a xlink:type="simple" xlink:href="https://github.com/Speaker-Identification/You-Only-Speak-Once" text:style-name="Internet_20_link" text:visited-style-name="Visited_20_Internet_20_Link">https://github.com/Speaker-Identification/You-Only-Speak-Once</text:a></text:p>
      <text:p text:style-name="P1"/>
      <text:list xml:id="list32601373618720" text:continue-numbering="true" text:style-name="List_20_1">
        <text:list-item>
          <text:p text:style-name="P8">CNN</text:p>
        </text:list-item>
        <text:list-item>
          <text:p text:style-name="P6">One shot learning</text:p>
        </text:list-item>
        <text:list-item>
          <text:p text:style-name="P6">MFCC</text:p>
        </text:list-item>
        <text:list-item>
          <text:p text:style-name="P6">Audio Spectrogram</text:p>
        </text:list-item>
        <text:list-item>
          <text:p text:style-name="P6">Common speaker recognition datasets</text:p>
        </text:list-item>
        <text:list-item>
          <text:p text:style-name="P6"><text:a xlink:type="simple" xlink:href="https://medium.com/analytics-vidhya/building-a-speaker-identification-system-from-scratch-with-deep-learning-f4c4aa558a56" text:style-name="Internet_20_link" text:visited-style-name="Visited_20_Internet_20_Link">https://medium.com/analytics-vidhya/building-a-speaker-identification-system-from-scratch-with-deep-learning-f4c4aa558a56</text:a></text:p>
        </text:list-item>
        <text:list-item>
          <text:p text:style-name="P6"><text:a xlink:type="simple" xlink:href="https://github.com/resemble-ai/Resemblyzer" text:style-name="Internet_20_link" text:visited-style-name="Visited_20_Internet_20_Link">https://github.com/resemble-ai/Resemblyzer</text:a></text:p>
        </text:list-item>
        <text:list-item>
          <text:p text:style-name="P6"><text:a xlink:type="simple" xlink:href="https://github.com/swagger-api/swagger-editor" text:style-name="Internet_20_link" text:visited-style-name="Visited_20_Internet_20_Link">https://github.com/swagger-api/swagger-editor</text:a></text:p>
        </text:list-item>
        <text:list-item>
          <text:p text:style-name="P6"><text:a xlink:type="simple" xlink:href="https://github.com/streamlit/streamlit" text:style-name="Internet_20_link" text:visited-style-name="Visited_20_Internet_20_Link">https://github.com/streamlit/streamlit</text:a></text:p>
        </text:list-item>
        <text:list-item>
          <text:p text:style-name="P9"><text:soft-page-break/>To know more about what is swagger:</text:p>
          <text:p text:style-name="P7"><text:a xlink:type="simple" xlink:href="https://swagger.io/docs/specification/2-0/what-is-swagger/" text:style-name="Internet_20_link" text:visited-style-name="Visited_20_Internet_20_Link">https://swagger.io/docs/specification/2-0/what-is-swagger/</text:a></text:p>
        </text:list-item>
        <text:list-item>
          <text:p text:style-name="P5">To know about APIs:</text:p>
          <text:p text:style-name="P5"><text:a xlink:type="simple" xlink:href="https://www.freecodecamp.org/news/what-is-an-api-in-english-please-b880a3214a82/" text:style-name="Internet_20_link" text:visited-style-name="Visited_20_Internet_20_Link">https://www.freecodecamp.org/news/what-is-an-api-in-english-please-b880a3214a82/</text:a></text:p>
          <text:p text:style-name="P5"><text:a xlink:type="simple" xlink:href="https://www.mulesoft.com/resources/api/what-is-an-api" text:style-name="Internet_20_link" text:visited-style-name="Visited_20_Internet_20_Link">https://www.mulesoft.com/resources/api/what-is-an-api</text:a></text:p>
          <text:p text:style-name="P6"/>
          <text:p text:style-name="P6"/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9T11:22:37.384793911</meta:creation-date>
    <dc:date>2020-07-28T03:21:49.863310587</dc:date>
    <meta:editing-duration>PT4H42M40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2" meta:paragraph-count="31" meta:word-count="80" meta:character-count="1736" meta:non-whitespace-character-count="1710"/>
  </office:meta>
</office:document-meta>
</file>